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5bd2"/>
    </style:style>
    <style:style style:name="T3" style:family="text">
      <style:text-properties officeooo:rsid="00181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ite de tempestade...</text:p>
      <text:p text:style-name="P1"/>
      <text:p text:style-name="P1">Nunca vi espectáculo mais belo e perigoso do que este que a natureza me resolveu oferecer nesta noite de tempestade. O céu negro e desprovido de estrelas tinge-se de tons roxos e <text:span text:style-name="T2">lilases</text:span>, <text:span text:style-name="T2">vendo-se</text:span> subitamente rasgado por uma teia de electricidade aos sobressaltos. As nuvens negras dançam ao ritmo do vento norte que começa a soprar cada vez com mais intensidade, o mesmo que cria em poucos instantes um verdadeiro mar de ondas nas ervas e nos pequenos arbustos deste ermo maldito onde decidi hoje por os pés. As árvores mais fracas gemem em virtude da dor causada pela torção a que são submetidas, sofrendo abanões atrás de abanões, sem dó, piedade ou tempo para se recomporem entre cada assalto. Para concluir o quadro só me restava a chuva. Neste preciso momento começa um dilúvio sem precedentes. Depressa fico ensopado e enregelado. Sinto que as minhas articulações <text:s/>se vão começar a queixar dentro de pouco tempo. Que raio de sorte esta minha! <text:s/>Como se não bastasse o castigo do deuses creio que me perdi no meio da borrasca. A minha bússola de bolso não funciona e o meu último ponto de referência, as luzes da queimada que se fazia numa encosta mais a sul, extinguiram-se debaixo das primeiras gotas de água rija. Não sei os limites do terreno que piso, posso estar prestes a cair no território dos vampiros e se calhar não dou por nada até que seja tarde demais. Espero que não sejam mais do que dois ou três, porque de outro modo acho que termina hoje e aqui a minha vida.<text:line-break/></text:p>
      <text:p text:style-name="P1">Os relâmpagos, furtivos, majestosos e aterrorizadores, <text:s/>vêem-se cada vez mais perto da colina ao fundo da qual acabo de chegar. O ribombar dos trovões entorpece-me o cérebro, parece que tenho um baterista dentro da cabeça, a divertir-se que nem gente grande enquanto faz dos meus tímpanos os seus pratos de bateria. <text:s/>O intervalo entre ambos é diminuto ou nulo, o que significa que neste momento estou no centro da agitação. É tarde de demais para desistir. Não vejo nada à minha frente a não ser durante os breves milésimos de segundo em que o negro celeste se pinta de raízes eléctricas, quais tentáculos assassinos. Tampouco tenho sequer onde me abrigar. Só espero que o meu sabre não resolva fazer de pára-raios. Isso sim que seria uma morte inglória! Antes prefiro morrer aos pés de um vampiro asqueroso do que sucumbir electrocutado à mercê dos caprichos da mãe natureza. <text:line-break/><text:line-break/>Um novo raio de luz faiscante cruza o astro. É nesta altura que vislumbro um vulto enigmático no cimo da colina. Deve ser um deles, só pode! Ninguém no seu perfeito juízo anda por estas bandas a esta hora da noite, nestas condições de intempérie... <text:span text:style-name="T3">Ninguém para além de mim claro, se é que me faço entender... </text:span>Começo a subir na sua direcção, com extrema cautela...<text:line-break/><text:line-break/><text:soft-page-break/>O terreno é demasiado descoberto, onde apenas aqui e ali um ou outro arbusto quebra a monotonia do descampado, mas isso é pouco para me esconder. Resolvo enlamear-me e começo a rastejar pela encosta acima. Espero que isso seja suficiente para me ocultar dos seus olhos bem treinados. Estou cada vez mais próximo... Até aqui tudo bem. Estranhamente, o animal continua imóvel lá no cimo. Melhor para mim. Ele que aguarde só mais um pouco...<text:line-break/><text:line-break/>O dilúvio continua a aumentar de intensidade, pequenos riachos começam a surgir do cimo do monte e passam por mim a correr, com uma pressa e ânsias imensas, <text:s/>só pensam em chegar a terreno direito <text:span text:style-name="T3">para aí formarem charco</text:span>. O faiscar que cai das nuvens enegrecidas ilumina de novo o monstro inerte. Noto algo estranho na sua fisionomia, mas o segundo de claridade que me é concedido não é suficiente para que consiga chegar a alguma conclusão. Fico baralhado. De qualquer forma não posso recuar agora, estou demasiado perto. Preparo o assalto final. Vou ter de ser rápido! Um só golpe bem certeiro terá de ser suficiente...</text:p>
      <text:p text:style-name="P1"/>
      <text:p text:style-name="P1">O momento do confronto é agora mesmo. Estou a cinco metros da besta e ele permanece quieto que nem uma estátua. Azar o dele! Por um breve milésimo de segundo dou por mim a pensar: “E se for uma armadilha?”. Depressa tiro a minha mente desse local perigoso e volto à minha tarefa. Agora já é tarde demais para qualquer hesitação. Contraio todos os músculos do meu corpo, e mais rápido que um leopardo, levanto-me e salto na sua direcção. Puxo a mão que empunha a lâmina atrás das costas para ganhar balanço de desfiro-lhe um golpe certeiro na goela. A sua cabeça rola de imediato pelas ervas escorregadias enquanto que o seu corpo decapitado se mantém erecto, como que por milagre... <text:line-break/><text:line-break/>Fico atónito e sinto-me um idiota. Mas que estúpido que eu fui! Não admira que <text:s/>algo me parecesse estranho em tamanha inércia. Acabei de decepar um espantalho de madeira e palha. Qual vampiro qual carapuça! Nem sei se é mesmo verdade que eles andem por aqui. Começo a desconfiar que tudo não passou de uma partida de mau gosto daqueles caramelos lá do café. Devem estar a rir-se às gargalhadas neste momento. Meus filhos da puta! Só espero que ninguém me tenha visto. Que raio de noite para sair de casa. Ainda arranjo uma pneumonia. Mas quem me manda a mim <text:span text:style-name="T3">sair para </text:span>caçar em <text:span text:style-name="T1">noite de tempestade..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risto</meta:initial-creator>
    <meta:creation-date>2011-05-17T00:09:59</meta:creation-date>
    <dc:date>2013-01-06T22:57:45</dc:date>
    <meta:editing-duration>PT3H3S</meta:editing-duration>
    <meta:editing-cycles>14</meta:editing-cycles>
    <meta:generator>LibreOffice/3.6$MacOSX_x86 LibreOffice_project/da8c1e6-fd468f4-454e206-f42a4a9-143cfd</meta:generator>
    <meta:document-statistic meta:table-count="0" meta:image-count="0" meta:object-count="0" meta:page-count="2" meta:paragraph-count="4" meta:word-count="893" meta:character-count="5094" meta:non-whitespace-character-count="4192"/>
  </office:meta>
</office:document-meta>
</file>